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1.869cm" fo:min-width="7.074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8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7.074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e3f7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JP Regular" style:font-size-asian="18pt" style:font-name-complex="FreeSans" style:font-size-complex="18pt"/>
    </style:style>
    <style:style style:name="P6" style:family="paragraph">
      <loext:graphic-properties draw:fill-color="#d22b2b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JP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29cm" svg:height="2.453cm" svg:x="1.325cm" svg:y="16.029cm">
          <text:p text:style-name="P1">Infrastruc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74cm" svg:height="2.119cm" svg:x="1.364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574cm" svg:height="2.453cm" svg:x="1.364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.364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5.364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.364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581cm" svg:height="2.29cm" svg:x="5.369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7.574cm" svg:height="2.453cm" svg:x="10.17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0.171cm" svg:y="3.109cm"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14.171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0.164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3.581cm" svg:height="2.29cm" svg:x="14.169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7.574cm" svg:height="2.453cm" svg:x="18.919cm" svg:y="13.237cm"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3.573cm" svg:height="2.29cm" svg:x="18.92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573cm" svg:height="2.29cm" svg:x="22.92cm" svg:y="3.10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573cm" svg:height="2.29cm" svg:x="18.913cm" svg:y="5.739cm">
            <text:p text:style-name="P1">Ser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581cm" svg:height="2.29cm" svg:x="22.918cm" svg:y="5.739cm">
            <text:p text:style-name="P4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7.574cm" svg:height="2.119cm" svg:x="10.17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74cm" svg:height="2.119cm" svg:x="18.919cm" svg:y="10.779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.364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0.17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574cm" svg:height="2.119cm" svg:x="18.919cm" svg:y="8.379cm">
          <text:p text:style-name="P1">Container Runtim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6:27.176195653</dc:date>
    <meta:editing-duration>PT41M20S</meta:editing-duration>
    <meta:editing-cycles>15</meta:editing-cycles>
    <meta:generator>LibreOffice/5.3.3.2$Linux_X86_64 LibreOffice_project/30m0$Build-2</meta:generator>
    <meta:document-statistic meta:object-count="28"/>
  </office:meta>
</office:document-meta>
</file>